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79fab" officeooo:paragraph-rsid="00079fab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79fab" officeooo:paragraph-rsid="00079fab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079fab" officeooo:paragraph-rsid="00079fab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officeooo:rsid="00079fab" officeooo:paragraph-rsid="00079f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bold" officeooo:rsid="00079fab" officeooo:paragraph-rsid="00079fa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weight="bold" officeooo:rsid="00097584" officeooo:paragraph-rsid="0009758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bold" officeooo:rsid="000b2546" officeooo:paragraph-rsid="000b254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normal" officeooo:rsid="00079fab" officeooo:paragraph-rsid="00079fa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normal" officeooo:rsid="00097584" officeooo:paragraph-rsid="0009758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7584" style:font-weight-asian="normal" style:font-weight-complex="normal"/>
    </style:style>
    <style:style style:name="T4" style:family="text">
      <style:text-properties officeooo:rsid="000b2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</text:p>
      <text:p text:style-name="P2"/>
      <text:p text:style-name="P2"><text:span text:style-name="T1"/></text:p>
      <text:p text:style-name="P3"><text:span text:style-name="T1">POO Lista 2</text:span></text:p>
      <text:p text:style-name="P4"/>
      <text:p text:style-name="P8">W tym pliku tekstowym znajdują się dopowiedzenia i opisy do diagramów.</text:p>
      <text:p text:style-name="P8"/>
      <text:p text:style-name="P5">Zadanie 1:</text:p>
      <text:p text:style-name="P8"><text:tab/>Nie ma tutaj zbyt wiele do opisywania. Cała specyfikacja w kodzie została wiernie oddana na diagramie.</text:p>
      <text:p text:style-name="P8"/>
      <text:p text:style-name="P5">Zadanie 2:</text:p>
      <text:p text:style-name="P5"><text:tab/><text:span text:style-name="T2">Diagram obiektów ma być migawką stanu obiektów klas w pewnym momencie czasu. W moim przykładzie w momencie ujętym na diagramie istnieją dwa obiekty typu ConcreteCommand, każdy z nich komponuje się z obiektu typu CommandStepBuilder. Dwa obiekty typu CommandStepBuilder mają takie same wartości, ponieważ zmienna MAXCOUNT jest stała w klasie CommandStepBuilder, a zmienna StepCount jest statyczna dla tej samej klasy. (Nie wiem, czy te dwa pola nie powinny zostać opisane na diagramie w osobnym obiekcie zawierającym tylko statyczne i globalne zmienne </text:span><text:span text:style-name="T3">dla </text:span><text:span text:style-name="T2">klasy CommandStepBuilder. </text:span><text:span text:style-name="T3">Opisywanie statycznych zmiennych w każdym obiekcie tej samej klasy wygląda na stratę czasu.</text:span><text:span text:style-name="T2">).</text:span></text:p>
      <text:p text:style-name="P5"><text:span text:style-name="T2"/></text:p>
      <text:p text:style-name="P6">Zadanie 3:</text:p>
      <text:p text:style-name="P6"><text:tab/><text:span text:style-name="T2">Diagram stanów przedstawia stany automatu biletowego we wrocławskich autobusach. Można w nich płacić wyłącznie kartą płatniczą.</text:span></text:p>
      <text:p text:style-name="P6"><text:span text:style-name="T2"><text:tab/>Domyślnie automat oczekuje na dotknięcie ekranu. Wraca do takiego stanu po dokonaniu zakupu biletu lub po długim okresie bezczynności. Kolejnym stanem jest przetwarzanie danych dotyczących biletu, żądanego przez klienta. </text:span></text:p>
      <text:p text:style-name="P6"><text:span text:style-name="T2"><text:tab/>Po zatwierdzeniu specyfikacji biletu oraz wykonaniu płatności kartą następuje drukowanie biletu, po którym wyświetla się zawsze pytanie o wydruk potwierdzenia transakcji. Następnie, na podstawie wyboru klienta, drukowane jest potwierdzenie.</text:span></text:p>
      <text:p text:style-name="P6"><text:span text:style-name="T2"/></text:p>
      <text:p text:style-name="P6">Zadanie 4:</text:p>
      <text:p text:style-name="P6"><text:tab/><text:span text:style-name="T2">Mamy do czynienia z diagramem czynności kupna biletu dla automatu biletowego z poprzedniego zadania. Oba diagramy przedstawiają dokładnie to samo, z tą różnicą, że drugi diagram ma podział na partycje. Sytuacje wyjątkowe to: anulowanie zakupu przez klienta, upływ czasu bezczynności, brak środków na koncie klienta, błędny kod PIN.</text:span></text:p>
      <text:p text:style-name="P6"><text:span text:style-name="T2"/></text:p>
      <text:p text:style-name="P6">Zadanie 5:</text:p>
      <text:p text:style-name="P9"><text:tab/>Diagram sekwencji przedstawia procedurę rejestracji konta w Google. Procedura z punktu widzenia użytkownika składa się z podania danych osobowych, przejścia weryfikacji Captcha, następnie odebrani<text:span text:style-name="T4">a</text:span> przesłanego na telefon kodu SMS i podani<text:span text:style-name="T4">a</text:span> go na stronie rejestracji w celu odblokowania nowo utworzonego konta.</text:p>
      <text:p text:style-name="P9"/>
      <text:p text:style-name="P7">Zadanie 6:</text:p>
      <text:p text:style-name="P7"><text:tab/><text:span text:style-name="T2">Na podstawie kodu można utworzyć jednoznaczny diagram. Jedynym problemem mogłoby być pokrywanie się nazw obiektów tych samych klas. Na przykład, klasa A mogłaby mieć pole o nazwie "c" typu C oraz klasa B też mogłaby mieć pole o nazwie "c" typu C. Wtedy trudno byłoby ustalić, która oś czasu dla obiektu "c : C" na diagramie sekwencji odnosi się do którego obiek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3S</meta:editing-duration>
    <meta:editing-cycles>4</meta:editing-cycles>
    <meta:generator>LibreOffice/5.0.2.2$Windows_x86 LibreOffice_project/37b43f919e4de5eeaca9b9755ed688758a8251fe</meta:generator>
    <dc:date>2016-03-31T19:44:50.482000000</dc:date>
    <meta:document-statistic meta:table-count="0" meta:image-count="0" meta:object-count="0" meta:page-count="1" meta:paragraph-count="17" meta:word-count="366" meta:character-count="2548" meta:non-whitespace-character-count="2183"/>
    <meta:user-defined meta:name="Info 1"/>
    <meta:user-defined meta:name="Info 2"/>
    <meta:user-defined meta:name="Info 3"/>
    <meta:user-defined meta:name="Info 4"/>
  </office:meta>
</office:document-meta>
</file>